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9B000001A338FB65C3F06829A5.jpg" manifest:media-type="image/jpeg"/>
  <manifest:file-entry manifest:full-path="Pictures/1000020100000293000001E1C2CA8556DECC64F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Consolas" fo:font-size="10pt" style:font-size-asian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n1" text:anchor-type="char" svg:x="-0.055cm" svg:y="-1.016cm" svg:width="13.335cm" svg:height="8.377cm" draw:z-index="0"><draw:image xlink:href="Pictures/100000000000029B000001A338FB65C3F06829A5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3" text:anchor-type="char" svg:width="18cm" svg:height="13.139cm" draw:z-index="1"><draw:image xlink:href="Pictures/1000020100000293000001E1C2CA8556DECC64F7.png" xlink:type="simple" xlink:show="embed" xlink:actuate="onLoad" loext:mime-type="image/png"/></draw:frame></text:p>
      <text:p text:style-name="Standard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0-11-26T22:39:19.548000000</dc:date>
    <meta:editing-duration>PT5M37S</meta:editing-duration>
    <meta:editing-cycles>2</meta:editing-cycles>
    <meta:document-statistic meta:table-count="0" meta:image-count="2" meta:object-count="0" meta:page-count="1" meta:paragraph-count="0" meta:word-count="0" meta:character-count="0" meta:non-whitespace-character-count="0"/>
  </office:meta>
</office:document-meta>
</file>